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svg+xml" manifest:full-path="Pictures/1000148C00001C5500001C554347A01D.svg"/>
  <manifest:file-entry manifest:media-type="image/png" manifest:full-path="Pictures/10000201000000F6000000F69663C8A7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4f91cd" draw:marker-start-width="0.5cm" draw:marker-end-width="0.5cm" draw:fill="solid" draw:fill-color="#999999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objectwithoutfill">
      <style:graphic-properties svg:stroke-width="0.05cm" svg:stroke-color="#7ac243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faa541" draw:marker-start-width="0.355cm" draw:marker-end-width="0.355cm" draw:fill="solid" draw:fill-color="#cccccc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f44322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4f91cd" draw:marker-start-width="0.375cm" draw:marker-end-width="0.375cm" draw:fill="solid" draw:fill-color="#cccccc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7ac243" draw:marker-start-width="0.5cm" draw:marker-end-width="0.5cm" draw:fill="solid" draw:fill-color="#9fb290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8" style:family="graphic" style:parent-style-name="standard">
      <style:graphic-properties draw:stroke="none" draw:fill-color="#4f91cd" draw:textarea-vertical-align="middle"/>
    </style:style>
    <style:style style:name="gr9" style:family="graphic" style:parent-style-name="standard">
      <style:graphic-properties draw:stroke="none" draw:fill-color="#7ac243" draw:textarea-vertical-align="middle"/>
    </style:style>
    <style:style style:name="gr10" style:family="graphic" style:parent-style-name="standard">
      <style:graphic-properties draw:stroke="none" draw:fill-color="#faa541" draw:textarea-vertical-align="middle"/>
    </style:style>
    <style:style style:name="gr11" style:family="graphic" style:parent-style-name="standard">
      <style:graphic-properties draw:stroke="none" draw:fill-color="#f44322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949cm"/>
    </style:style>
    <style:style style:name="gr13" style:family="graphic" style:parent-style-name="standard">
      <style:graphic-properties draw:stroke="none" svg:stroke-color="#000000" draw:fill="none" draw:fill-color="#ffffff" fo:min-height="0.99cm"/>
    </style:style>
    <style:style style:name="gr14" style:family="graphic" style:parent-style-name="standard">
      <style:graphic-properties svg:stroke-width="0.1cm" svg:stroke-color="#f44322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15" style:family="graphic" style:parent-style-name="standard">
      <style:graphic-properties draw:stroke="none" svg:stroke-color="#000000" draw:fill="none" draw:fill-color="#ffffff" fo:min-height="0.47cm"/>
    </style:style>
    <style:style style:name="gr16" style:family="graphic" style:parent-style-name="standard">
      <style:graphic-properties draw:stroke="none" svg:stroke-width="0.05cm" svg:stroke-color="#faa541" draw:marker-start-width="0.365cm" draw:marker-end-width="0.365cm" draw:fill="none" draw:textarea-vertical-align="middle" fo:padding-top="0.15cm" fo:padding-bottom="0.15cm" fo:padding-left="0.275cm" fo:padding-right="0.275cm" draw:shadow="hidden"/>
    </style:style>
    <style:style style:name="gr17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1cm" svg:stroke-color="#f44322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44322" draw:marker-start-width="0.8cm" draw:marker-end-width="0.8cm" draw:fill="none" draw:textarea-vertical-align="middle" fo:padding-top="0.225cm" fo:padding-bottom="0.225cm" fo:padding-left="0.35cm" fo:padding-right="0.35cm"/>
    </style:style>
    <style:style style:name="gr20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1" style:family="graphic" style:parent-style-name="objectwithoutfill">
      <style:graphic-properties svg:stroke-width="0.1cm" svg:stroke-color="#4f91cd" draw:marker-start-width="0.5cm" draw:marker-end="Arrow_20_concave" draw:marker-end-width="0.6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4f91cd" draw:marker-start-width="0.5cm" draw:marker-end="Arrow_20_concave" draw:marker-end-width="0.6cm" svg:stroke-linecap="round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cm" svg:stroke-color="#000000" draw:marker-start-width="0.005cm" draw:marker-end-width="0.005cm" draw:fill="solid" draw:fill-color="#f44322" draw:opacity="100%" draw:textarea-vertical-align="middle" fo:padding-top="0.15cm" fo:padding-bottom="0.15cm" fo:padding-left="0.275cm" fo:padding-right="0.275cm" draw:shadow-opacity="100%"/>
    </style:style>
    <style:style style:name="gr24" style:family="graphic" style:parent-style-name="standard">
      <style:graphic-properties draw:stroke="none" svg:stroke-width="0cm" svg:stroke-color="#000000" draw:marker-start-width="0.005cm" draw:marker-end-width="0.005cm" draw:fill="solid" draw:fill-color="#4f91cd" draw:opacity="100%" draw:textarea-vertical-align="middle" fo:padding-top="0.15cm" fo:padding-bottom="0.15cm" fo:padding-left="0.275cm" fo:padding-right="0.275cm" draw:shadow-opacity="100%"/>
    </style:style>
    <style:style style:name="gr25" style:family="graphic" style:parent-style-name="standard">
      <style:graphic-properties svg:stroke-width="0.1cm" svg:stroke-color="#faa541" draw:marker-start-width="0.5cm" draw:marker-end-width="0.5cm" draw:fill="solid" draw:fill-color="#c1ab8f" draw:opacity="100%" draw:textarea-horizontal-align="justify" draw:textarea-vertical-align="middle" draw:auto-grow-height="false" fo:min-height="0cm" fo:min-width="0cm" fo:padding-top="0.175cm" fo:padding-bottom="0.175cm" fo:padding-left="0.3cm" fo:padding-right="0.3cm" draw:shadow-opacity="100%"/>
    </style:style>
    <style:style style:name="gr26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7" style:family="graphic" style:parent-style-name="standard" style:list-style-name="L1">
      <style:graphic-properties draw:stroke="solid" svg:stroke-color="#000000" draw:fill="none" draw:fill-color="#ffffff" fo:min-height="1.73cm"/>
    </style:style>
    <style:style style:name="gr28" style:family="graphic" style:parent-style-name="objectwithoutfill">
      <style:graphic-properties svg:stroke-width="0.2cm" svg:stroke-color="#4f91cd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family="Ubuntu" style:font-pitch="variable" fo:font-size="12pt" style:font-size-asian="12pt" style:font-size-complex="12pt"/>
    </style:style>
    <style:style style:name="P4" style:family="paragraph">
      <style:paragraph-properties fo:text-align="end"/>
      <style:text-properties fo:font-family="Ubuntu" style:font-pitch="variable" fo:font-size="12pt" style:font-size-asian="12pt" style:font-size-complex="12pt"/>
    </style:style>
    <style:style style:name="P5" style:family="paragraph">
      <style:paragraph-properties fo:text-align="end"/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family="Ubuntu" style:font-pitch="variable" fo:font-size="12pt" style:font-size-asian="12pt" style:font-size-complex="12pt"/>
    </style:style>
    <style:style style:name="P8" style:family="paragraph">
      <style:text-properties fo:font-family="Ubuntu" style:font-pitch="variable" fo:font-size="10pt" style:font-size-asian="10pt" style:font-size-complex="10pt"/>
    </style:style>
    <style:style style:name="P9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</style:style>
    <style:style style:name="P10" style:family="paragraph">
      <style:paragraph-properties fo:margin-left="0cm" fo:margin-right="0cm" fo:margin-top="0.6cm" fo:margin-bottom="0.2cm" fo:line-height="100%" fo:text-align="center" fo:text-indent="0cm">
        <style:tab-stops/>
      </style:paragraph-properties>
      <style:text-properties style:use-window-font-color="true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000000" fo:font-size="12pt" style:font-size-asian="12pt" style:font-size-complex="12pt"/>
    </style:style>
    <style:style style:name="P12" style:family="paragraph"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font-family="Ubuntu" style:font-pitch="variable" fo:font-size="12pt" style:font-size-asian="12pt" style:font-size-complex="12pt"/>
    </style:style>
    <style:style style:name="T2" style:family="text">
      <style:text-properties fo:font-family="Ubuntu" style:font-pitch="variable" fo:font-size="10pt" style:font-size-asian="10pt" style:font-size-complex="10pt"/>
    </style:style>
    <style:style style:name="T3" style:family="text">
      <style:text-properties fo:font-family="Ubuntu" style:font-pitch="variable" fo:font-size="6pt" style:font-size-asian="6pt" style:font-size-complex="6pt"/>
    </style:style>
    <style:style style:name="T4" style:family="text">
      <style:text-properties fo:color="#666666" fo:font-family="Ubuntu" style:font-pitch="variable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family="Ubuntu" style:font-pitch="variable" fo:font-size="4pt" style:font-size-asian="4pt" style:font-size-complex="4pt"/>
    </style:style>
    <style:style style:name="T6" style:family="text">
      <style:text-properties fo:color="#000000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fo:font-family="Ubuntu" style:font-pitch="variable" fo:font-size="1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0pt" style:font-style-asian="normal" style:font-weight-asian="normal" style:font-family-complex="'Arial Unicode M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12pt" style:font-size-asian="12pt" style:font-size-complex="12pt"/>
    </style:style>
    <style:style style:name="T9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0cm" svg:height="15cm" svg:x="0cm" svg:y="0cm">
          <text:p/>
        </draw:rect>
        <draw:g>
          <draw:rect draw:style-name="gr2" draw:text-style-name="P1" draw:layer="layout" svg:width="12.935cm" svg:height="13cm" svg:x="6.4cm" svg:y="0.7cm">
            <text:p/>
          </draw:rect>
          <draw:g>
            <draw:line draw:style-name="gr3" draw:text-style-name="P1" draw:layer="layout" svg:x1="6.4cm" svg:y1="0.7cm" svg:x2="19.4cm" svg:y2="0.7cm">
              <text:p/>
            </draw:line>
            <draw:line draw:style-name="gr4" draw:text-style-name="P1" draw:layer="layout" svg:x1="19.388cm" svg:y1="0.7cm" svg:x2="19.388cm" svg:y2="13.7cm">
              <text:p/>
            </draw:line>
            <draw:line draw:style-name="gr5" draw:text-style-name="P1" draw:layer="layout" svg:x1="6.4cm" svg:y1="13.7cm" svg:x2="19.388cm" svg:y2="13.7cm">
              <text:p/>
            </draw:line>
            <draw:line draw:style-name="gr6" draw:text-style-name="P1" draw:layer="layout" svg:x1="6.449cm" svg:y1="13.7cm" svg:x2="6.449cm" svg:y2="0.7cm">
              <text:p/>
            </draw:line>
          </draw:g>
        </draw:g>
        <draw:custom-shape draw:style-name="gr7" draw:text-style-name="P3" draw:layer="layout" svg:width="5.85cm" svg:height="3.9cm" svg:x="12.2cm" svg:y="1.8cm">
          <text:p text:style-name="P2"><text:span text:style-name="T1">Cypress</text:span><text:span text:style-name="T1"><text:line-break/></text:span><text:span text:style-name="T2">GUI / headless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<text:line-break/></text:span><text:span text:style-name="T3"><text:line-break/></text:span><text:span text:style-name="T2">jbt-cy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8" draw:text-style-name="P1" draw:layer="layout" svg:width="0.2cm" svg:height="15cm" svg:x="0cm" svg:y="0cm">
          <text:p/>
        </draw:rect>
        <draw:rect draw:style-name="gr9" draw:text-style-name="P1" draw:layer="layout" svg:width="20cm" svg:height="0.2cm" svg:x="0cm" svg:y="0cm">
          <text:p/>
        </draw:rect>
        <draw:rect draw:style-name="gr10" draw:text-style-name="P1" draw:layer="layout" svg:width="0.2cm" svg:height="15cm" svg:x="19.8cm" svg:y="0cm">
          <text:p/>
        </draw:rect>
        <draw:rect draw:style-name="gr11" draw:text-style-name="P1" draw:layer="layout" svg:width="19.8cm" svg:height="0.2cm" svg:x="0.2cm" svg:y="14.8cm">
          <text:p/>
        </draw:rect>
        <draw:frame draw:style-name="gr12" draw:text-style-name="P4" draw:layer="layout" svg:width="9.16cm" svg:height="1.199cm" svg:x="10.5cm" svg:y="13.925cm">
          <draw:text-box>
            <text:p text:style-name="P2"><text:span text:style-name="T1">Joomla Branches Tester – Email Traffic </text:span></text:p>
          </draw:text-box>
        </draw:frame>
        <draw:frame draw:style-name="gr13" draw:text-style-name="P5" draw:layer="layout" svg:width="4.28cm" svg:height="1.24cm" svg:x="14.818cm" svg:y="12.548cm">
          <draw:text-box>
            <text:p text:style-name="P2"><text:span text:style-name="T4">Docker</text:span></text:p>
          </draw:text-box>
        </draw:frame>
        <draw:custom-shape draw:style-name="gr14" draw:text-style-name="P3" draw:layer="layout" svg:width="3cm" svg:height="2cm" svg:x="15.4cm" svg:y="10.15cm">
          <text:p text:style-name="P2"><text:span text:style-name="T1">Mail Catcher</text:span><text:span text:style-name="T1"><text:line-break/></text:span><text:span text:style-name="T5"> </text:span><text:span text:style-name="T1"><text:line-break/></text:span><text:span text:style-name="T2"> :7225</text:span><text:span text:style-name="T2"><text:line-break/></text:span><text:span text:style-name="T2"> <text:s/></text:span><text:span text:style-name="T2"><text:a xlink:href="http://localhost:7003/">:7003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7" draw:layer="layout" svg:width="2.1cm" svg:height="0.72cm" svg:x="15.323cm" svg:y="11.112cm">
          <draw:text-box>
            <text:p text:style-name="P6"><text:span text:style-name="T2">jbt-mail </text:span></text:p>
          </draw:text-box>
        </draw:frame>
        <draw:rect draw:style-name="gr16" draw:text-style-name="P1" draw:layer="layout" svg:width="4.454cm" svg:height="4.433cm" svg:x="10.268cm" svg:y="3cm">
          <text:p/>
        </draw:rect>
        <draw:g>
          <draw:frame draw:style-name="gr17" draw:text-style-name="P1" draw:layer="layout" svg:width="1.5cm" svg:height="1.5cm" svg:x="9.1cm" svg:y="1.06cm">
            <draw:image xlink:href="Pictures/10000201000000F6000000F69663C8A7.png" xlink:type="simple" xlink:show="embed" xlink:actuate="onLoad"/>
            <draw:image xlink:href="Pictures/1000148C00001C5500001C554347A01D.svg" xlink:type="simple" xlink:show="embed" xlink:actuate="onLoad">
              <text:p/>
            </draw:image>
          </draw:frame>
          <draw:frame draw:style-name="gr15" draw:text-style-name="P8" draw:layer="layout" svg:width="2.8cm" svg:height="0.72cm" svg:x="8.5cm" svg:y="2.5cm">
            <draw:text-box>
              <text:p text:style-name="P1"><text:span text:style-name="T2">test.sh</text:span></text:p>
            </draw:text-box>
          </draw:frame>
        </draw:g>
        <draw:line draw:style-name="gr18" draw:text-style-name="P1" draw:layer="layout" svg:x1="3.991cm" svg:y1="6.12cm" svg:x2="7.491cm" svg:y2="7.56cm">
          <text:p/>
        </draw:line>
        <draw:custom-shape draw:style-name="gr14" draw:text-style-name="P3" draw:layer="layout" svg:width="3cm" svg:height="2cm" svg:x="1.3cm" svg:y="5.54cm">
          <text:p text:style-name="P1"><text:span text:style-name="T1">Browser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19" draw:text-style-name="P1" draw:layer="layout" svg:x1="13.674cm" svg:y1="5.472cm" svg:x2="14.374cm" svg:y2="6.192cm">
            <text:p/>
          </draw:line>
          <draw:line draw:style-name="gr19" draw:text-style-name="P1" draw:layer="layout" svg:x1="14.374cm" svg:y1="5.472cm" svg:x2="13.674cm" svg:y2="6.192cm">
            <text:p/>
          </draw:line>
        </draw:g>
        <draw:frame draw:style-name="gr20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7">:7125</text:span></text:p>
          </draw:text-box>
        </draw:frame>
        <draw:path draw:style-name="gr18" draw:text-style-name="P1" draw:layer="layout" svg:width="1.442cm" svg:height="2.895cm" svg:x="8.366cm" svg:y="8.28cm" svg:viewBox="0 0 1443 2896" svg:d="M34 0c-55 0-36 2107 0 2520s1531 393 1400 360">
          <text:p/>
        </draw:path>
        <draw:path draw:style-name="gr18" draw:text-style-name="P1" draw:layer="layout" svg:width="1.795cm" svg:height="5.075cm" svg:x="12.355cm" svg:y="6.084cm" svg:viewBox="0 0 1796 5076" svg:d="M2 5076c-55 0 1391-540 1643-720s142-4323 11-4356">
          <text:p/>
        </draw:path>
        <draw:line draw:style-name="gr18" draw:text-style-name="P1" draw:layer="layout" svg:x1="12.154cm" svg:y1="11.22cm" svg:x2="15.4cm" svg:y2="11.16cm">
          <text:p/>
        </draw:line>
        <draw:line draw:style-name="gr21" draw:text-style-name="P1" draw:layer="layout" svg:x1="10.481cm" svg:y1="1.765cm" svg:x2="12.084cm" svg:y2="3cm">
          <text:p/>
        </draw:line>
        <draw:line draw:style-name="gr21" draw:text-style-name="P1" draw:layer="layout" svg:x1="12.04cm" svg:y1="4.289cm" svg:x2="9.952cm" svg:y2="6.442cm">
          <text:p/>
        </draw:line>
        <draw:path draw:style-name="gr22" draw:text-style-name="P1" draw:layer="layout" svg:width="1.431cm" svg:height="7.397cm" svg:x="11.9cm" svg:y="5.298cm" svg:viewBox="0 0 1432 7398" svg:d="M0 6222c0 0-17 688 238 943 519 439 901 205 1081-271 244-864 27-7665-36-6822">
          <text:p/>
        </draw:path>
        <draw:path draw:style-name="gr22" draw:text-style-name="P1" draw:layer="layout" svg:width="3.882cm" svg:height="1.559cm" svg:x="11.578cm" svg:y="11.76cm" svg:viewBox="0 0 3883 1560" svg:d="M0 0c0 0 153 709 408 964 519 439 614 596 1314 596s2516-726 2100-1080">
          <text:p/>
        </draw:path>
        <draw:circle draw:style-name="gr23" draw:text-style-name="P11" draw:layer="layout" svg:width="0.72cm" svg:height="0.72cm" svg:x="5.13cm" svg:y="5.832cm">
          <text:p text:style-name="P1"><text:span text:style-name="T8">1</text:span></text:p>
        </draw:circle>
        <draw:circle draw:style-name="gr23" draw:text-style-name="P11" draw:layer="layout" svg:width="0.72cm" svg:height="0.72cm" svg:x="8.506cm" svg:y="9.36cm">
          <text:p text:style-name="P1"><text:span text:style-name="T8">2</text:span></text:p>
        </draw:circle>
        <draw:circle draw:style-name="gr23" draw:text-style-name="P11" draw:layer="layout" svg:width="0.72cm" svg:height="0.72cm" svg:x="14.394cm" svg:y="7.194cm">
          <text:p text:style-name="P1"><text:span text:style-name="T8">4</text:span></text:p>
        </draw:circle>
        <draw:circle draw:style-name="gr24" draw:text-style-name="P12" draw:layer="layout" svg:width="0.72cm" svg:height="0.72cm" svg:x="10.984cm" svg:y="1.404cm">
          <text:p text:style-name="P1"><text:span text:style-name="T9">6</text:span></text:p>
        </draw:circle>
        <draw:circle draw:style-name="gr24" draw:text-style-name="P12" draw:layer="layout" svg:width="0.72cm" svg:height="0.72cm" svg:x="10.7cm" svg:y="4.077cm">
          <text:p text:style-name="P1"><text:span text:style-name="T9">7</text:span></text:p>
        </draw:circle>
        <draw:circle draw:style-name="gr24" draw:text-style-name="P12" draw:layer="layout" svg:width="0.72cm" svg:height="0.72cm" svg:x="15.4cm" svg:y="12.6cm">
          <text:p text:style-name="P1"><text:span text:style-name="T9">10</text:span></text:p>
        </draw:circle>
        <draw:circle draw:style-name="gr24" draw:text-style-name="P12" draw:layer="layout" svg:width="0.72cm" svg:height="0.72cm" svg:x="12.355cm" svg:y="7.174cm">
          <text:p text:style-name="P1"><text:span text:style-name="T9">9</text:span></text:p>
        </draw:circle>
        <draw:line draw:style-name="gr21" draw:text-style-name="P1" draw:layer="layout" svg:x1="9.8cm" svg:y1="8.28cm" svg:x2="11.9cm" svg:y2="10.08cm">
          <text:p/>
        </draw:line>
        <draw:custom-shape draw:style-name="gr25" draw:text-style-name="P3" draw:layer="layout" svg:width="3cm" svg:height="2cm" svg:x="7.5cm" svg:y="6.5cm">
          <text:p text:style-name="P1"><text:span text:style-name="T1">Web Server</text:span><text:span text:style-name="T1"><text:line-break/></text:span><text:span text:style-name="T1"><text:line-break/></text:span><text:span text:style-name="T2">jbt-51 <text:s text:c="2"/></text:span><text:span text:style-name="T2"><text:a xlink:href="http://localhost:7051/">:7051</text:a>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4" draw:text-style-name="P12" draw:layer="layout" svg:width="0.72cm" svg:height="0.72cm" svg:x="10.8cm" svg:y="8.377cm">
          <text:p text:style-name="P1"><text:span text:style-name="T9">8</text:span></text:p>
        </draw:circle>
        <draw:custom-shape draw:style-name="gr7" draw:text-style-name="P3" draw:layer="layout" svg:width="3cm" svg:height="4.23cm" svg:x="1.3cm" svg:y="7.92cm">
          <text:p text:style-name="P1"><text:span text:style-name="T1">Cypress</text:span><text:span text:style-name="T1"><text:line-break/></text:span><text:span text:style-name="T2">GUI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0" draw:layer="layout" svg:width="1.486cm" svg:height="1.98cm" svg:x="12.9cm" svg:y="3.32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125</text:span></text:p>
          </draw:text-box>
        </draw:frame>
        <draw:frame draw:style-name="gr27" draw:text-style-name="P10" draw:layer="layout" svg:width="1.486cm" svg:height="1.98cm" svg:x="2.1cm" svg:y="9.9cm">
          <draw:text-box>
            <text:p text:style-name="P9"><text:span text:style-name="T6">smtp-</text:span><text:span text:style-name="T6"><text:line-break/></text:span><text:span text:style-name="T6">tester</text:span><text:span text:style-name="T6"><text:line-break/></text:span><text:span text:style-name="T6"><text:line-break/></text:span><text:span text:style-name="T6">:7325</text:span></text:p>
          </draw:text-box>
        </draw:frame>
        <draw:path draw:style-name="gr18" draw:text-style-name="P1" draw:layer="layout" svg:width="11.372cm" svg:height="2.05cm" svg:x="2.391cm" svg:y="11.488cm" svg:viewBox="0 0 11373 2051" svg:d="M10093 0c0 0 2216 752 816 1472s-8836 678-9800 360-992-609-1109-654">
          <text:p/>
        </draw:path>
        <draw:circle draw:style-name="gr23" draw:text-style-name="P11" draw:layer="layout" svg:width="0.72cm" svg:height="0.72cm" svg:x="14.54cm" svg:y="10.076cm">
          <text:p text:style-name="P1"><text:span text:style-name="T8">3</text:span></text:p>
        </draw:circle>
        <draw:g>
          <draw:line draw:style-name="gr19" draw:text-style-name="P1" draw:layer="layout" svg:x1="1.752cm" svg:y1="11.781cm" svg:x2="2.452cm" svg:y2="12.501cm">
            <text:p/>
          </draw:line>
          <draw:line draw:style-name="gr19" draw:text-style-name="P1" draw:layer="layout" svg:x1="2.452cm" svg:y1="11.781cm" svg:x2="1.752cm" svg:y2="12.501cm">
            <text:p/>
          </draw:line>
        </draw:g>
        <draw:g>
          <draw:line draw:style-name="gr28" draw:text-style-name="P1" draw:layer="layout" svg:x1="2.952cm" svg:y1="11.781cm" svg:x2="3.652cm" svg:y2="12.501cm">
            <text:p/>
          </draw:line>
          <draw:line draw:style-name="gr28" draw:text-style-name="P1" draw:layer="layout" svg:x1="3.652cm" svg:y1="11.781cm" svg:x2="2.952cm" svg:y2="12.501cm">
            <text:p/>
          </draw:line>
        </draw:g>
        <draw:path draw:style-name="gr22" draw:text-style-name="P1" draw:layer="layout" svg:width="8.149cm" svg:height="1.255cm" svg:x="3.75cm" svg:y="11.88cm" svg:viewBox="0 0 8150 1256" svg:d="M8150 0c0 0-1057 683-2100 1080s-4900 0-5600 0-34 42-450-312">
          <text:p/>
        </draw:path>
        <draw:custom-shape draw:style-name="gr14" draw:text-style-name="P3" draw:layer="layout" svg:width="3cm" svg:height="2cm" svg:x="9.9cm" svg:y="10.15cm">
          <text:p text:style-name="P1"><text:span text:style-name="T1">Mail Relay</text:span><text:span text:style-name="T1"><text:line-break/></text:span><text:span text:style-name="T1">Doubler</text:span><text:span text:style-name="T1"><text:line-break/></text:span><text:span text:style-name="T2">jbt-relay <text:s text:c="2"/>:7025</text:span></text:p>
          <draw:enhanced-geometry svg:viewBox="0 0 21600 21600" draw:path-stretchpoint-x="10800" draw:path-stretchpoint-y="10800" draw:text-areas="?f3 ?f4 ?f5 ?f6" draw:type="round-rectangle" draw:modifiers="1661.53846153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23" draw:text-style-name="P11" draw:layer="layout" svg:width="0.72cm" svg:height="0.72cm" svg:x="13.88cm" svg:y="11.772cm">
          <text:p text:style-name="P1"><text:span text:style-name="T8">5</text:span></text:p>
        </draw:circle>
        <draw:circle draw:style-name="gr24" draw:text-style-name="P12" draw:layer="layout" svg:width="0.72cm" svg:height="0.72cm" svg:x="9.08cm" svg:y="12.24cm">
          <text:p text:style-name="P1"><text:span text:style-name="T9">11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06-08T15:59:08</meta:creation-date>
    <meta:editing-duration>P0D</meta:editing-duration>
    <meta:editing-cycles>1</meta:editing-cycles>
    <meta:generator>OpenOffice/4.1.15$Unix OpenOffice.org_project/4115m2$Build-9813</meta:generator>
    <dc:description>Distributed under the GNU General Public License version 2 or later

by Joomla ATT, Heiko Lübbe</dc:description>
    <meta:keyword>Cypress</meta:keyword>
    <meta:keyword>Joomla</meta:keyword>
    <meta:keyword>Tests</meta:keyword>
    <meta:keyword>E2E</meta:keyword>
    <dc:subject>Joomla System Tests</dc:subject>
    <dc:title>Joomla System Tests Architecture Overview</dc:title>
    <meta:document-statistic meta:object-count="59"/>
  </office:meta>
</office:document-meta>
</file>